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yield A:A mod 2</text:p>
          </table:table-cell>
          <table:table-cell table:style-name="ce1" office:value-type="string" calcext:value-type="string">
            <text:p>for i in B:B</text:p>
            <text:p>  if i == 0</text:p>
            <text:p>    put("Even")</text:p>
            <text:p>  else</text:p>
            <text:p>    put("Odd")</text:p>
            <text:p/>
          </table:table-cell>
          <table:table-cell table:number-columns-repeated="1021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LibreOfficeDev/6.0.5.2$Linux_X86_64 LibreOffice_project/</meta:generator>
  </office:meta>
</office:document-meta>
</file>